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4" style:family="presentation" style:parent-style-name="Blue_5f_Curve1_5f_-outline1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_5f_-title">
      <style:graphic-properties draw:auto-grow-height="true" fo:min-height="3cm"/>
      <style:paragraph-properties style:writing-mode="lr-tb"/>
    </style:style>
    <style:style style:name="pr10" style:family="presentation" style:parent-style-name="Blue_5f_Curve_5f_-outline1">
      <style:graphic-properties fo:min-height="5.576cm" fo:min-width="7.382cm"/>
      <style:paragraph-properties style:writing-mode="lr-tb"/>
    </style:style>
    <style:style style:name="pr11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72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HTML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HTML5</text:p>
          </draw:text-box>
        </draw:frame>
        <draw:frame presentation:style-name="pr4" draw:text-style-name="P1" draw:layer="layout" svg:width="26.432cm" svg:height="10cm" svg:x="1cm" svg:y="3cm" presentation:class="outline" presentation:user-transformed="true">
          <draw:text-box>
            <text:list text:style-name="L2">
              <text:list-item>
                <text:p>What is HTML ( Hyper Text Markup Language)</text:p>
              </text:list-item>
              <text:list-item>
                <text:p>Setup</text:p>
                <text:p text:style-name="P3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HTML5</text:p>
          </draw:text-box>
        </draw:frame>
        <draw:frame presentation:style-name="pr7" draw:text-style-name="P1" draw:layer="layout" svg:width="7.382cm" svg:height="10cm" svg:x="1cm" svg:y="3cm" presentation:class="outline" presentation:user-transformed="true">
          <draw:text-box>
            <text:list text:style-name="L2">
              <text:list-item>
                <text:p>Elements</text:p>
              </text:list-item>
              <text:list-item>
                <text:p>Attributes</text:p>
              </text:list-item>
              <text:list-item>
                <text:p>Headings</text:p>
              </text:list-item>
              <text:list-item>
                <text:p>Paragraphs</text:p>
              </text:list-item>
              <text:list-item>
                <text:p>Text Formatting</text:p>
              </text:list-item>
              <text:list-item>
                <text:p>Comments</text:p>
              </text:list-item>
              <text:list-item>
                <text:p text:style-name="P3">Images</text:p>
              </text:list-item>
              <text:list-item>
                <text:p text:style-name="P3">Tables</text:p>
                <text:p text:style-name="P3"/>
                <text:p/>
              </text:list-item>
            </text:list>
          </draw:text-box>
        </draw:frame>
        <draw:frame presentation:style-name="pr7" draw:text-style-name="P1" draw:layer="layout" svg:width="7.382cm" svg:height="10cm" svg:x="9.128cm" svg:y="3.208cm" presentation:class="outline" presentation:user-transformed="true">
          <draw:text-box>
            <text:list text:style-name="L2">
              <text:list-item>
                <text:p text:style-name="P5">Quotation</text:p>
              </text:list-item>
              <text:list-item>
                <text:p>Lists</text:p>
              </text:list-item>
              <text:list-item>
                <text:p>Block &amp; Inline</text:p>
              </text:list-item>
              <text:list-item>
                <text:p>Iframes</text:p>
              </text:list-item>
              <text:list-item>
                <text:p>Class &amp; ID</text:p>
                <text:p text:style-name="P3"/>
              </text:list-item>
            </text:list>
          </draw:text-box>
        </draw:frame>
        <draw:frame presentation:style-name="pr7" draw:text-style-name="P1" draw:layer="layout" svg:width="7.382cm" svg:height="10cm" svg:x="17.78cm" svg:y="3.208cm" presentation:class="outline" presentation:user-transformed="true">
          <draw:text-box>
            <text:list text:style-name="L2">
              <text:list-item>
                <text:p text:style-name="P5">Anchor</text:p>
              </text:list-item>
              <text:list-item>
                <text:p text:style-name="P5">Head</text:p>
              </text:list-item>
              <text:list-item>
                <text:p text:style-name="P5">Div &amp; Span</text:p>
              </text:list-item>
              <text:list-item>
                <text:p text:style-name="P5">Website Structure</text:p>
              </text:list-item>
              <text:list-item>
                <text:p text:style-name="P5">Semantics</text:p>
              </text:list-item>
              <text:list-item>
                <text:p text:style-name="P5">Video &amp; Audio</text:p>
              </text:list-item>
              <text:list-item>
                <text:p text:style-name="P5">Forms</text:p>
              </text:list-item>
              <text:list-item>
                <text:p text:style-name="P5">Input Types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9" draw:text-style-name="P1" draw:layer="layout" svg:width="25cm" svg:height="3cm" svg:x="0cm" svg:y="0.302cm" presentation:class="title" presentation:user-transformed="true">
          <draw:text-box>
            <text:p>Resources</text:p>
          </draw:text-box>
        </draw:frame>
        <draw:frame presentation:style-name="pr10" draw:text-style-name="P1" draw:layer="layout" svg:width="17.767cm" svg:height="10cm" svg:x="0.254cm" svg:y="3cm" presentation:class="outline" presentation:user-transformed="true">
          <draw:text-box>
            <text:list text:style-name="L2">
              <text:list-item>
                <text:p><text:a xlink:href="https://www.w3schools.com/html/default.asp" xlink:type="simple">https://www.w3schools.com/html/default.asp</text:a></text:p>
                <text:p/>
                <text:p text:style-name="P3"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auto-grow-width="tru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3cm" fo:margin-bottom="0cm" fo:text-indent="0cm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gr8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15.319cm" svg:height="4.5cm" svg:x="6.34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0T22:15:05.074252801</meta:creation-date>
    <meta:editing-duration>PT2H32M35S</meta:editing-duration>
    <meta:editing-cycles>3</meta:editing-cycles>
    <meta:generator>LibreOffice/7.3.7.2$Linux_X86_64 LibreOffice_project/30$Build-2</meta:generator>
    <dc:title>Blue Curve</dc:title>
    <dc:date>2023-12-11T22:30:23.047819055</dc:date>
    <meta:document-statistic meta:object-count="77"/>
  </office:meta>
</office:document-meta>
</file>